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lways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style:page-number="1" fo:keep-with-next="always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line-height="115%" fo:text-align="start" style:justify-single-word="false" fo:keep-together="auto" fo:orphans="2" fo:widows="2" fo:text-indent="-0.25in" style:auto-text-indent="false" fo:keep-with-next="always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lways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1pt" fo:font-style="normal" fo:font-weight="normal" style:font-size-asian="11pt" style:font-style-asian="normal" style:font-weight-asian="normal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Roland Carignan <text:s text:c="8"/><text:tab/><text:tab/><text:tab/><text:tab/><text:tab/><text:tab/><text:tab/><text:tab/>04/</text:span>24<text:span text:style-name="T1">/2017</text:span></text:p>
      <text:list xml:id="list2107589840275667641" text:style-name="WWNum1">
        <text:list-item>
          <text:p text:style-name="P4"><text:span text:style-name="T1">Where is your group currently in the engineering process:<text:line-break/>We began our weekly scrum today, we will focus on the tasks from the week prior that are not completed, as well as any bugfixes</text:span> and are beginning to do a deep sift of the code to make sure it is all very clearly documented.</text:p>
        </text:list-item>
      </text:list>
      <text:p text:style-name="P2"/>
      <text:list xml:id="list164855997466870" text:continue-numbering="true" text:style-name="WWNum1">
        <text:list-item>
          <text:p text:style-name="P4"><text:span text:style-name="T1">What were your project's goals for the previous week?</text:span></text:p>
        </text:list-item>
      </text:list>
      <text:p text:style-name="P5"/>
      <text:p text:style-name="P1"><text:span text:style-name="T1"><text:tab/></text:span>Our main goals that we completed were to implement most if not all of the requirements from the code review suggestions. We successfully split the code up and did a lot of imports, documented a couple spots that were brought up in the review, made health more clear for the user, and made a function to clearly cause death and modify health the same way.</text:p>
      <text:p text:style-name="P2"/>
      <text:list xml:id="list164856449341408" text:continue-numbering="true" text:style-name="WWNum1">
        <text:list-item>
          <text:p text:style-name="P4"><text:span text:style-name="T1">What unexpected challenges did your team encounter this week?</text:span></text:p>
        </text:list-item>
      </text:list>
      <text:p text:style-name="P1">I was having some trouble with implementing the highscore updater when I began implementing an end of game score generator because our high score window is still broken, I tried to fix that, and in the end ran out of time to work my first project with partial implements.</text:p>
      <text:p text:style-name="P1"/>
      <text:list xml:id="list164856583787813" text:continue-numbering="true" text:style-name="WWNum1">
        <text:list-item>
          <text:p text:style-name="P4"><text:span text:style-name="T1">How did the team respond to the challenges?</text:span></text:p>
        </text:list-item>
      </text:list>
      <text:p text:style-name="P1">It is updated and added to the important bug fixes list for functionality and we have a seperate list of not high importance bugs.</text:p>
      <text:p text:style-name="P6"/>
      <text:list xml:id="list164856732037968" text:continue-numbering="true" text:style-name="WWNum1">
        <text:list-item>
          <text:p text:style-name="P4"><text:span text:style-name="T1">What changes has your team implemented this week to improve its coordination and its responses to future challenges?</text:span></text:p>
        </text:list-item>
      </text:list>
      <text:p text:style-name="P5"/>
      <text:p text:style-name="P7"><text:span text:style-name="T1"><text:s/>Coordination and responses to challenges are already going well, still just messaging on facebook group chat, and in the message window on the google docs we are us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lways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2" style:font-family-asian="Arial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2" style:font-family-asian="Arial" style:font-family-generic-asian="system" style:font-pitch-asian="variable" style:font-size-asian="16pt" style:font-style-asian="normal" style:font-weight-asian="normal" style:font-name-complex="Arial2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2" style:font-family-asian="Arial" style:font-family-generic-asian="system" style:font-pitch-asian="variable" style:font-size-asian="11pt" style:font-style-asian="italic" style:font-weight-asian="normal" style:font-name-complex="Arial2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2" style:font-family-asian="Arial" style:font-family-generic-asian="system" style:font-pitch-asian="variable" style:font-size-asian="26pt" style:font-style-asian="normal" style:font-weight-asian="normal" style:font-name-complex="Arial2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2" style:font-family-asian="Arial" style:font-family-generic-asian="system" style:font-pitch-asian="variable" style:font-size-asian="15pt" style:font-style-asian="normal" style:font-weight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1pt" style:text-underline-style="none" fo:font-weight="normal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5in" fo:margin-left="0.5in"/>
        </style:list-level-properties>
        <style:text-properties style:font-name="Aria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1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5in" fo:margin-left="1.5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2in" fo:margin-left="2in"/>
        </style:list-level-properties>
        <style:text-properties style:font-name="Arial1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2.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3in" fo:margin-left="3in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5in" fo:margin-left="3.5in"/>
        </style:list-level-properties>
        <style:text-properties style:font-name="Arial1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4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272" meta:character-count="1526" meta:non-whitespace-character-count="1251"/>
    <meta:generator>LibreOfficeDev/5.1.0.3$Linux_X86_64 LibreOffice_project/</meta:generator>
  </office:meta>
</office:document-meta>
</file>